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First_20_Page">
      <style:paragraph-properties fo:margin-top="5.001cm" fo:margin-bottom="0cm" style:contextual-spacing="false" fo:text-align="start" style:justify-single-word="false" style:page-number="auto"/>
      <style:text-properties style:font-name="Carlito" fo:font-size="28pt" fo:font-weight="bold" officeooo:rsid="007af01a" officeooo:paragraph-rsid="007af01a" style:font-size-asian="28pt" style:font-weight-asian="bold" style:font-size-complex="28pt" style:font-weight-complex="bold"/>
    </style:style>
    <style:style style:name="P2" style:family="paragraph" style:parent-style-name="Standard">
      <style:paragraph-properties fo:margin-top="9.999cm" fo:margin-bottom="0cm" style:contextual-spacing="false" fo:text-align="start" style:justify-single-word="false"/>
      <style:text-properties style:font-name="Carlito" fo:font-size="24pt" officeooo:rsid="0032ad4f" officeooo:paragraph-rsid="0032ad4f" style:font-size-asian="24pt" style:font-size-complex="24pt"/>
    </style:style>
    <style:style style:name="P3" style:family="paragraph" style:parent-style-name="Standard">
      <style:paragraph-properties fo:margin-top="0.199cm" fo:margin-bottom="0cm" style:contextual-spacing="false" fo:text-align="start" style:justify-single-word="false"/>
      <style:text-properties fo:color="#333333" loext:opacity="100%" style:font-name="Carlito" fo:font-size="14pt" officeooo:rsid="005a5f78" officeooo:paragraph-rsid="005a5f78" style:font-size-asian="18pt" style:font-size-complex="18pt"/>
    </style:style>
    <style:style style:name="P4" style:family="paragraph" style:parent-style-name="Contents_20_Heading" style:master-page-name="Standard">
      <style:paragraph-properties style:page-number="1"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Text_20_body">
      <style:text-properties officeooo:rsid="007273da" officeooo:paragraph-rsid="007273da"/>
    </style:style>
    <style:style style:name="P7" style:family="paragraph" style:parent-style-name="Heading_20_1">
      <style:paragraph-properties fo:margin-top="0cm" fo:margin-bottom="0.199cm" style:contextual-spacing="false" fo:break-before="page"/>
    </style:style>
    <style:style style:name="P8" style:family="paragraph" style:parent-style-name="Heading_20_1">
      <style:text-properties officeooo:rsid="007d68ec" officeooo:paragraph-rsid="007d68ec"/>
    </style:style>
    <style:style style:name="P9" style:family="paragraph" style:parent-style-name="Text_20_body">
      <style:text-properties officeooo:paragraph-rsid="007d68ec"/>
    </style:style>
    <style:style style:name="P10" style:family="paragraph" style:parent-style-name="Text_20_body">
      <style:text-properties officeooo:rsid="007d0194" officeooo:paragraph-rsid="007d0194"/>
    </style:style>
    <style:style style:name="T1" style:family="text">
      <style:text-properties officeooo:rsid="007b1727"/>
    </style:style>
    <style:style style:name="T2" style:family="text">
      <style:text-properties officeooo:rsid="007f44e4"/>
    </style:style>
    <style:style style:name="T3" style:family="text">
      <style:text-properties officeooo:rsid="007d68e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Liner Tycoon</text:p>
      <text:p text:style-name="P2"><text:span text:style-name="T1">Game </text:span>Design Document</text:p>
      <text:p text:style-name="P3">Lycia Stens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Contents</text:p>
          </text:index-title>
          <text:p text:style-name="P5"><text:a xlink:type="simple" xlink:href="#__RefHeading___Toc129_3916550792" text:style-name="Index_20_Link" text:visited-style-name="Index_20_Link">Introduction<text:tab/>2</text:a></text:p>
          <text:p text:style-name="P5"><text:a xlink:type="simple" xlink:href="#__RefHeading___Toc131_3916550792" text:style-name="Index_20_Link" text:visited-style-name="Index_20_Link">Genre<text:tab/>2</text:a></text:p>
          <text:p text:style-name="P5"><text:a xlink:type="simple" xlink:href="#__RefHeading___Toc135_3916550792" text:style-name="Index_20_Link" text:visited-style-name="Index_20_Link">Target Audience<text:tab/>2</text:a></text:p>
        </text:index-body>
      </text:table-of-content>
      <text:p text:style-name="P6"/>
      <text:h text:style-name="P7" text:outline-level="1"><text:bookmark-start text:name="__RefHeading___Toc129_3916550792"/>Introduction<text:bookmark-end text:name="__RefHeading___Toc129_3916550792"/></text:h>
      <text:p text:style-name="Text_20_body">‘<text:span text:style-name="T2">Ocean Liner Tycoon</text:span>’ <text:span text:style-name="T2">is a mobile tycoon game focusing on the era of ocean liner travel. Players will grow their fleet of ocean liner ships by satisfying their passengers’ wants and needs as they travel to their destinations.</text:span></text:p>
      <text:h text:style-name="P8" text:outline-level="1"><text:bookmark-start text:name="__RefHeading___Toc131_3916550792"/>Genre<text:bookmark-end text:name="__RefHeading___Toc131_3916550792"/></text:h>
      <text:p text:style-name="P9"><text:span text:style-name="T3">The genre is a mobile tycoon game.</text:span></text:p>
      <text:h text:style-name="Heading_20_1" text:outline-level="1"><text:bookmark-start text:name="__RefHeading___Toc135_3916550792"/>Target Audience<text:bookmark-end text:name="__RefHeading___Toc135_3916550792"/></text:h>
      <text:p text:style-name="P10">‘Ocean Liner Tycoon’ targets two audiences. The primary audience will be people with an interest in ocean liners. This audience will be drawn to the game as it relates to their interes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color="#000000" loext:opacity="100%" style:font-name="Carlito" fo:font-family="Carlito" style:font-family-generic="swiss" style:font-pitch="variable" officeooo:rsid="00385c0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6b2394"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6:27:03.353155759</meta:creation-date>
    <meta:generator>LibreOffice/24.8.3.2$Windows_x86 LibreOffice_project/48a6bac9e7e268aeb4c3483fcf825c94556d9f92</meta:generator>
    <dc:date>2024-12-04T19:08:35.600000000</dc:date>
    <meta:editing-duration>PT3H49M44S</meta:editing-duration>
    <meta:editing-cycles>75</meta:editing-cycles>
    <meta:print-date>2024-12-04T18:06:21.871000000</meta:print-date>
    <meta:printed-by>PDF files</meta:printed-by>
    <meta:document-statistic meta:table-count="0" meta:image-count="0" meta:object-count="0" meta:page-count="4" meta:paragraph-count="13" meta:word-count="97" meta:character-count="574" meta:non-whitespace-character-count="490"/>
  </office:meta>
</office:document-meta>
</file>